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06227" officeooo:paragraph-rsid="00106227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ند تحميل برامج على الاوبونتو يجب فتح terminal <text:s/>وكتابة الامر التالى بها </text:p>
      <text:p text:style-name="P1">sudo apt install ثم نكتب اسم البرنامج </text:p>
      <text:p text:style-name="P1">المحاضرة يوم الاثنين </text:p>
      <text:p text:style-name="P1">التعامل مع الفيجول استيديو و terminal and github.co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7:30:00.089920814</meta:creation-date>
    <dc:date>2019-07-09T07:35:24.510215350</dc:date>
    <meta:editing-duration>PT5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30" meta:character-count="183" meta:non-whitespace-character-count="153"/>
  </office:meta>
</office:document-meta>
</file>